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loext:graphic-properties draw:fill="solid" draw:fill-color="#ffffff"/>
      <style:paragraph-properties fo:margin-left="0cm" fo:margin-right="0cm" fo:margin-top="0cm" fo:margin-bottom="0cm" loext:contextual-spacing="false" fo:text-align="justify" style:justify-single-word="false" fo:text-indent="1.249cm" style:auto-text-indent="false" fo:background-color="#ffffff" style:vertical-align="baseline"/>
    </style:style>
    <style:style style:name="P2" style:family="paragraph" style:parent-style-name="Heading_20_2">
      <loext:graphic-properties draw:fill="solid" draw:fill-color="#ffffff"/>
      <style:paragraph-properties fo:margin-left="0cm" fo:margin-right="0cm" fo:margin-top="0.446cm" fo:margin-bottom="0.222cm" loext:contextual-spacing="false" fo:text-align="justify" style:justify-single-word="false" fo:text-indent="1.249cm" style:auto-text-indent="false" fo:background-color="#ffffff" style:vertical-align="baseline"/>
    </style:style>
    <style:style style:name="P3" style:family="paragraph" style:parent-style-name="Heading_20_2">
      <loext:graphic-properties draw:fill="solid" draw:fill-color="#ffffff"/>
      <style:paragraph-properties fo:margin-top="0.446cm" fo:margin-bottom="0.222cm" loext:contextual-spacing="false" fo:text-align="justify" style:justify-single-word="false" fo:background-color="#ffffff" style:vertical-align="baseline"/>
    </style:style>
    <style:style style:name="P4" style:family="paragraph" style:parent-style-name="Heading_20_2">
      <loext:graphic-properties draw:fill="solid" draw:fill-color="#ffffff"/>
      <style:paragraph-properties fo:margin-top="0.446cm" fo:margin-bottom="0.222cm" loext:contextual-spacing="false" fo:text-align="justify" style:justify-single-word="false" fo:background-color="#ffffff" style:vertical-align="baseline"/>
      <style:text-properties style:use-window-font-color="true" style:font-name="Times New Roman" fo:font-size="12pt" fo:font-weight="normal" style:font-size-asian="12pt" style:font-weight-asian="normal" style:font-name-complex="Times New Roman1" style:font-size-complex="12pt" style:font-weight-complex="normal"/>
    </style:style>
    <style:style style:name="P5" style:family="paragraph" style:parent-style-name="Heading_20_2">
      <loext:graphic-properties draw:fill="solid" draw:fill-color="#ffffff"/>
      <style:paragraph-properties fo:margin-top="0cm" fo:margin-bottom="0.157cm" loext:contextual-spacing="false" fo:text-align="justify" style:justify-single-word="false" fo:background-color="#ffffff"/>
    </style:style>
    <style:style style:name="P6" style:family="paragraph" style:parent-style-name="No_20_Spacing">
      <style:paragraph-properties fo:line-height="115%" fo:text-align="justify" style:justify-single-word="false"/>
    </style:style>
    <style:style style:name="P7" style:family="paragraph" style:parent-style-name="No_20_Spacing">
      <style:paragraph-properties fo:line-height="115%" fo:text-align="center" style:justify-single-word="false"/>
    </style:style>
    <style:style style:name="P8" style:family="paragraph" style:parent-style-name="No_20_Spacing">
      <style:paragraph-properties fo:line-height="115%" fo:text-align="justify" style:justify-single-word="false"/>
      <style:text-properties style:font-name="Times New Roman" fo:font-size="12pt" style:font-size-asian="12pt" style:font-name-complex="Times New Roman1" style:font-size-complex="12pt"/>
    </style:style>
    <style:style style:name="P9" style:family="paragraph" style:parent-style-name="No_20_Spacing">
      <style:paragraph-properties fo:line-height="115%" fo:text-align="center" style:justify-single-word="false"/>
      <style:text-properties style:font-name="Times New Roman" fo:font-size="12pt" style:font-size-asian="12pt" style:font-name-complex="Times New Roman1" style:font-size-complex="12pt"/>
    </style:style>
    <style:style style:name="P10" style:family="paragraph" style:parent-style-name="No_20_Spacing">
      <style:paragraph-properties fo:margin-left="0cm" fo:margin-right="0cm" fo:line-height="115%" fo:text-align="justify" style:justify-single-word="false" fo:text-indent="1.249cm" style:auto-text-indent="false"/>
    </style:style>
    <style:style style:name="P11" style:family="paragraph" style:parent-style-name="Normal_20__28_Web_29_">
      <loext:graphic-properties draw:fill="solid" draw:fill-color="#ffffff"/>
      <style:paragraph-properties fo:margin-top="0cm" fo:margin-bottom="0cm" loext:contextual-spacing="false" fo:line-height="115%" fo:text-align="justify" style:justify-single-word="false" fo:background-color="#ffffff" style:vertical-align="baseline"/>
    </style:style>
    <style:style style:name="P12" style:family="paragraph" style:parent-style-name="Normal_20__28_Web_29_">
      <loext:graphic-properties draw:fill="solid" draw:fill-color="#ffffff"/>
      <style:paragraph-properties fo:margin-top="0cm" fo:margin-bottom="0cm" loext:contextual-spacing="false" fo:line-height="115%" fo:text-align="justify" style:justify-single-word="false" fo:background-color="#ffffff" style:vertical-align="baseline"/>
      <style:text-properties fo:font-weight="normal" style:font-weight-asian="normal" loext:padding="0cm" loext:border="none"/>
    </style:style>
    <style:style style:name="P13" style:family="paragraph" style:parent-style-name="Normal_20__28_Web_29_">
      <loext:graphic-properties draw:fill="solid" draw:fill-color="#ffffff"/>
      <style:paragraph-properties fo:margin-top="0cm" fo:margin-bottom="0.157cm" loext:contextual-spacing="false" fo:line-height="115%" fo:text-align="justify" style:justify-single-word="false" fo:background-color="#ffffff"/>
    </style:style>
    <style:style style:name="P14" style:family="paragraph" style:parent-style-name="Normal_20__28_Web_29_">
      <loext:graphic-properties draw:fill="solid" draw:fill-color="#ffffff"/>
      <style:paragraph-properties fo:margin-top="0cm" fo:margin-bottom="0.635cm" loext:contextual-spacing="false" fo:line-height="115%" fo:text-align="justify" style:justify-single-word="false" fo:background-color="#ffffff"/>
    </style:style>
    <style:style style:name="P15" style:family="paragraph" style:parent-style-name="Normal_20__28_Web_29_">
      <loext:graphic-properties draw:fill="solid" draw:fill-color="#ffffff"/>
      <style:paragraph-properties fo:margin-top="0cm" fo:margin-bottom="0.635cm" loext:contextual-spacing="false" fo:line-height="115%" fo:background-color="#ffffff"/>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8"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9" style:family="paragraph" style:parent-style-name="Standard">
      <style:text-properties style:font-name="Times New Roman" fo:font-size="12pt" fo:background-color="#ffffff" style:font-size-asian="12pt" style:font-name-complex="Times New Roman1" style:font-size-complex="12pt"/>
    </style:style>
    <style:style style:name="P20" style:family="paragraph" style:parent-style-name="Standard">
      <style:paragraph-properties fo:text-align="justify" style:justify-single-word="false"/>
      <style:text-properties style:font-name="Times New Roman" fo:font-size="12pt" fo:background-color="#ffffff" style:font-size-asian="12pt" style:font-name-complex="Times New Roman1" style:font-size-complex="12pt"/>
    </style:style>
    <style:style style:name="P21" style:family="paragraph" style:parent-style-name="Standard">
      <style:paragraph-properties fo:text-align="center" style:justify-single-word="false"/>
      <style:text-properties style:font-name="Times New Roman" fo:font-size="12pt" fo:background-color="#ffffff" style:font-size-asian="12pt" style:font-name-complex="Times New Roman1" style:font-size-complex="12pt"/>
    </style:style>
    <style:style style:name="P22" style:family="paragraph" style:parent-style-name="Standard">
      <style:paragraph-properties fo:text-align="justify" style:justify-single-word="false"/>
      <style:text-properties fo:color="#8e8d8d" style:font-name="Times New Roman" fo:font-size="12pt" style:font-size-asian="12pt" style:font-name-complex="Times New Roman1" style:font-size-complex="12pt" loext:padding="0cm" loext:border="none"/>
    </style:style>
    <style:style style:name="P23" style:family="paragraph" style:parent-style-name="Standard">
      <style:paragraph-properties fo:text-align="justify" style:justify-single-word="false"/>
      <style:text-properties fo:color="#00b050" style:font-name="Times New Roman" fo:font-size="12pt" fo:font-weight="bold" style:font-size-asian="12pt" style:font-weight-asian="bold" style:font-name-complex="Times New Roman1" style:font-size-complex="12pt"/>
    </style:style>
    <style:style style:name="P24" style:family="paragraph" style:parent-style-name="Standard">
      <style:paragraph-properties fo:text-align="justify" style:justify-single-word="false"/>
      <style:text-properties fo:color="#333333" style:font-name="Times New Roman" fo:font-size="12pt" style:font-size-asian="12pt" style:font-name-complex="Times New Roman1" style:font-size-complex="12pt"/>
    </style:style>
    <style:style style:name="P25" style:family="paragraph" style:parent-style-name="Standard">
      <style:text-properties fo:color="#ff0000" fo:font-weight="bold" style:font-weight-asian="bold"/>
    </style:style>
    <style:style style:name="P26" style:family="paragraph" style:parent-style-name="Standard">
      <style:paragraph-properties fo:text-align="center" style:justify-single-word="false"/>
    </style:style>
    <style:style style:name="P27" style:family="paragraph" style:parent-style-name="Standard">
      <style:paragraph-properties>
        <style:tab-stops>
          <style:tab-stop style:position="2.563cm"/>
        </style:tab-stops>
      </style:paragraph-properties>
    </style:style>
    <style:style style:name="P28" style:family="paragraph" style:parent-style-name="Standard">
      <style:paragraph-properties>
        <style:tab-stops>
          <style:tab-stop style:position="2.563cm"/>
        </style:tab-stops>
      </style:paragraph-properties>
      <style:text-properties fo:color="#201c17" style:font-name="Arial" fo:font-size="10pt" fo:background-color="#fafafa" style:font-size-asian="10pt" style:font-name-complex="Arial1" style:font-size-complex="10pt"/>
    </style:style>
    <style:style style:name="P29" style:family="paragraph" style:parent-style-name="Standard">
      <style:paragraph-properties fo:margin-left="0cm" fo:margin-right="0cm" fo:text-align="justify" style:justify-single-word="false" fo:text-indent="1.249cm" style:auto-text-indent="false"/>
    </style:style>
    <style:style style:name="P30" style:family="paragraph" style:parent-style-name="Standard">
      <loext:graphic-properties draw:fill="solid" draw:fill-color="#ffffff"/>
      <style:paragraph-properties fo:margin-top="0cm" fo:margin-bottom="0cm" loext:contextual-spacing="false" fo:text-align="justify" style:justify-single-word="false" fo:background-color="#ffffff" style:vertical-align="baseline"/>
    </style:style>
    <style:style style:name="P31" style:family="paragraph" style:parent-style-name="Standard">
      <loext:graphic-properties draw:fill="solid" draw:fill-color="#ffffff"/>
      <style:paragraph-properties fo:margin-top="0.494cm" fo:margin-bottom="0.494cm" loext:contextual-spacing="false" fo:text-align="justify" style:justify-single-word="false" fo:background-color="#ffffff"/>
    </style:style>
    <style:style style:name="P32" style:family="paragraph" style:parent-style-name="Standard">
      <loext:graphic-properties draw:fill="solid" draw:fill-color="#ffffff"/>
      <style:paragraph-properties fo:margin-top="0cm" fo:margin-bottom="0.423cm" loext:contextual-spacing="false" fo:text-align="justify" style:justify-single-word="false" fo:background-color="#ffffff"/>
    </style:style>
    <style:style style:name="P33" style:family="paragraph" style:parent-style-name="Standard">
      <loext:graphic-properties draw:fill="solid" draw:fill-color="#ffffff"/>
      <style:paragraph-properties fo:margin-top="0cm" fo:margin-bottom="0.423cm" loext:contextual-spacing="false" fo:text-align="justify" style:justify-single-word="false" fo:background-color="#ffffff"/>
      <style:text-properties style:font-name="Times New Roman" fo:font-size="12pt" style:font-name-asian="Times New Roman1" style:font-size-asian="12pt" style:font-name-complex="Times New Roman1" style:font-size-complex="12pt"/>
    </style:style>
    <style:style style:name="P34" style:family="paragraph" style:parent-style-name="Standard" style:list-style-name="">
      <loext:graphic-properties draw:fill="solid" draw:fill-color="#ffffff"/>
      <style:paragraph-properties fo:margin-top="0.314cm" fo:margin-bottom="0.157cm" loext:contextual-spacing="false" fo:text-align="justify" style:justify-single-word="false" fo:background-color="#ffffff"/>
    </style:style>
    <style:style style:name="P35" style:family="paragraph" style:parent-style-name="Standard">
      <loext:graphic-properties draw:fill="solid" draw:fill-color="#ffffff"/>
      <style:paragraph-properties fo:margin-top="0cm" fo:margin-bottom="0.314cm" loext:contextual-spacing="false" fo:text-align="justify" style:justify-single-word="false" fo:background-color="#ffffff" style:vertical-align="baseline"/>
    </style:style>
    <style:style style:name="P36" style:family="paragraph" style:parent-style-name="Standard">
      <loext:graphic-properties draw:fill="solid" draw:fill-color="#ffffff"/>
      <style:paragraph-properties fo:margin-top="0cm" fo:margin-bottom="0.314cm" loext:contextual-spacing="false" fo:text-align="justify" style:justify-single-word="false" fo:background-color="#ffffff" style:vertical-align="baselin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padding-left="0cm" fo:padding-right="0cm" fo:padding-top="0cm" fo:padding-bottom="0.035cm" fo:border-left="none" fo:border-right="none" fo:border-top="none" fo:border-bottom="0.74pt solid #000000">
        <style:tab-stops>
          <style:tab-stop style:position="2.563cm"/>
        </style:tab-stops>
      </style:paragraph-properties>
      <style:text-properties style:font-name="Times New Roman" fo:font-size="12pt" fo:background-color="#fafafa" style:font-size-asian="12pt" style:font-name-complex="Times New Roman1" style:font-size-complex="12pt"/>
    </style:style>
    <style:style style:name="P38" style:family="paragraph" style:parent-style-name="Standard" style:master-page-name="Standard">
      <style:paragraph-properties fo:text-align="justify" style:justify-single-word="false" style:page-number="auto"/>
    </style:style>
    <style:style style:name="P39" style:family="paragraph" style:parent-style-name="tresc">
      <loext:graphic-properties draw:fill="solid" draw:fill-color="#ffffff"/>
      <style:paragraph-properties fo:margin-top="0cm" fo:margin-bottom="0.529cm" loext:contextual-spacing="false" fo:line-height="115%" fo:text-align="justify" style:justify-single-word="false" fo:background-color="#ffffff"/>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font-weight-complex="bold"/>
    </style:style>
    <style:style style:name="T4" style:family="text">
      <style:text-properties style:font-name="Times New Roman" fo:font-size="12pt" fo:background-color="#ffffff" loext:char-shading-value="0" style:font-size-asian="12pt" style:font-name-complex="Times New Roman1" style:font-size-complex="12pt"/>
    </style:style>
    <style:style style:name="T5" style:family="text">
      <style:text-properties style:font-name="Times New Roman" fo:font-size="12pt" fo:background-color="#fafafa" loext:char-shading-value="0" style:font-size-asian="12pt" style:font-name-complex="Times New Roman1" style:font-size-complex="12pt"/>
    </style:style>
    <style:style style:name="T6" style:family="text">
      <style:text-properties fo:color="#ff0000" style:font-name="Times New Roman" fo:font-size="12pt" fo:font-weight="bold" style:font-size-asian="12pt" style:font-weight-asian="bold" style:font-name-complex="Times New Roman1" style:font-size-complex="12pt"/>
    </style:style>
    <style:style style:name="T7" style:family="text">
      <style:text-properties fo:color="#00b050" style:font-name="Times New Roman" fo:font-size="12pt" fo:font-weight="bold" style:font-size-asian="12pt" style:font-weight-asian="bold" style:font-name-complex="Times New Roman1" style:font-size-complex="12pt"/>
    </style:style>
    <style:style style:name="T8" style:family="text">
      <style:text-properties style:use-window-font-color="true" style:font-name="Times New Roman" fo:font-size="12pt" fo:font-weight="normal" style:font-size-asian="12pt" style:font-weight-asian="normal" style:font-name-complex="Times New Roman1" style:font-size-complex="12pt"/>
    </style:style>
    <style:style style:name="T9" style:family="text">
      <style:text-properties style:use-window-font-color="true" style:font-name="Times New Roman" fo:font-size="12pt" fo:font-weight="normal" style:font-size-asian="12pt" style:font-weight-asian="normal" style:font-name-complex="Times New Roman1" style:font-size-complex="12pt" style:font-weight-complex="normal"/>
    </style:style>
    <style:style style:name="T10" style:family="text">
      <style:text-properties style:use-window-font-color="true" style:font-name="Times New Roman" fo:font-size="12pt" fo:font-weight="normal" officeooo:rsid="00182ff4" style:font-size-asian="12pt" style:font-weight-asian="normal" style:font-name-complex="Times New Roman1" style:font-size-complex="12pt"/>
    </style:style>
    <style:style style:name="T11" style:family="text">
      <style:text-properties style:use-window-font-color="true" style:font-name="Times New Roman" fo:font-size="12pt" fo:font-weight="normal" officeooo:rsid="00182ff4" style:font-name-asian="F" style:font-size-asian="12pt" style:font-weight-asian="normal" style:font-name-complex="Times New Roman1" style:font-size-complex="12pt" style:font-weight-complex="bold"/>
    </style:style>
    <style:style style:name="T12" style:family="text">
      <style:text-properties fo:font-weight="normal" style:font-weight-asian="normal" loext:padding="0cm" loext:border="none"/>
    </style:style>
    <style:style style:name="T13" style:family="text">
      <style:text-properties style:font-weight-complex="bold" loext:padding="0cm" loext:border="none"/>
    </style:style>
    <style:style style:name="T14" style:family="text">
      <style:text-properties fo:color="#8e8d8d" style:font-name="Times New Roman" fo:font-size="12pt" style:font-size-asian="12pt" style:font-name-complex="Times New Roman1" style:font-size-complex="12pt"/>
    </style:style>
    <style:style style:name="T15" style:family="text">
      <style:text-properties fo:color="#242424" style:font-name="Times New Roman" fo:font-size="12pt" fo:font-weight="bold" style:font-size-asian="12pt" style:font-weight-asian="bold" style:font-name-complex="Times New Roman1" style:font-size-complex="12pt" style:font-weight-complex="bold"/>
    </style:style>
    <style:style style:name="T16" style:family="text">
      <style:text-properties fo:color="#242424" style:font-name="Times New Roman" fo:font-size="12pt" fo:font-weight="normal" style:font-size-asian="12pt" style:font-weight-asian="normal" style:font-name-complex="Times New Roman1" style:font-size-complex="12pt" style:font-weight-complex="normal"/>
    </style:style>
    <style:style style:name="T17" style:family="text">
      <style:text-properties fo:color="#222222" style:font-name="Times New Roman" fo:font-size="12pt" style:font-size-asian="12pt" style:font-name-complex="Times New Roman1" style:font-size-complex="12pt"/>
    </style:style>
    <style:style style:name="T18" style:family="text">
      <style:text-properties fo:color="#222222" style:font-name="Times New Roman" fo:font-size="12pt" fo:background-color="#ffffff" loext:char-shading-value="0" style:font-size-asian="12pt" style:font-name-complex="Times New Roman1" style:font-size-complex="12pt"/>
    </style:style>
    <style:style style:name="T19" style:family="text">
      <style:text-properties fo:color="#222222"/>
    </style:style>
    <style:style style:name="T20" style:family="text">
      <style:text-properties fo:color="#252525" style:font-name="Times New Roman" fo:font-size="12pt" fo:font-weight="normal" style:font-size-asian="12pt" style:font-weight-asian="normal" style:font-name-complex="Times New Roman1" style:font-size-complex="12pt" style:font-weight-complex="normal"/>
    </style:style>
    <style:style style:name="T21" style:family="text">
      <style:text-properties fo:color="#252525" style:font-name="Times New Roman" fo:font-size="12pt" fo:background-color="#ffffff" loext:char-shading-value="0" style:font-size-asian="12pt" style:font-name-complex="Times New Roman1" style:font-size-complex="12pt"/>
    </style:style>
    <style:style style:name="T22" style:family="text">
      <style:text-properties fo:color="#252525"/>
    </style:style>
    <style:style style:name="T23" style:family="text">
      <style:text-properties fo:color="#333333" style:font-name="Times New Roman" fo:font-size="12pt" style:font-size-asian="12pt" style:font-name-complex="Times New Roman1" style:font-size-complex="12pt"/>
    </style:style>
    <style:style style:name="T24" style:family="text">
      <style:text-properties officeooo:rsid="00182f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a xlink:type="simple" xlink:href="http://www.badaniepsychologiczne.com" text:style-name="Internet_20_link" text:visited-style-name="Visited_20_Internet_20_Link"><text:span text:style-name="Internet_20_link"><text:span text:style-name="T1">www.badaniepsychologiczne.com</text:span></text:span></text:a></text:p>
      <text:p text:style-name="P17"/>
      <text:p text:style-name="P16"><text:span text:style-name="T6">Pracownia</text:span></text:p>
      <text:p text:style-name="P29"><text:span text:style-name="T1">Pracownia testów psychologicznych zajmuje się wykonaniem badań psychologicznych z zakresu medycyny pracy i transportu drogowego. Posiadamy nowoczesną aparaturę do badań kierowców i korzystamy z certyfikowanych testów psychologicznych. Zapraszamy do naszej pracowni w Oświęcimiu pod adresem: Wilamowicka 17, 32-600 Rajsko.</text:span></text:p>
      <text:p text:style-name="P29"><text:span text:style-name="T1">O badaniach psychologicznych nie wiemy jeszcze wszystkiego ale ciągle poszerzamy wiedzę, dążymy do perfekcji i rozwijamy się. W nieustannym zdobywaniu doświadczeń na płaszczyźnie orzekania w psychologii transportu i medycyny pracy, powstał pomysł na stworzenie strony naszych usług oraz bloga. </text:span></text:p>
      <text:p text:style-name="P29"><text:span text:style-name="T1">Zapraszamy na badania psychologiczne klientów z Małopolski i Śląska. Czekamy na Was w naszej pracowni psychologicznej. Na naszego bloga zapraszamy wszystkie osoby, które chcą dowiedzieć się więcej o <text:s/>badaniach psychologicznych. Mamy nadzieję że jeśli tu trafiłeś to znajdziesz to czego szukasz.</text:span></text:p>
      <text:p text:style-name="P29"><text:span text:style-name="T1">Dajemy rękojmie jakości i rzetelności prowadzonych badań psychologicznych. Nasza placówka w Rajsku k. Oświęcimia posiada nr 192/2019 i jest wpisana do rejestru Marszałka Wojewódzkiego Województwa Małopolskiego.</text:span></text:p>
      <text:p text:style-name="P17"/>
      <text:p text:style-name="P16"><text:span text:style-name="T6">Badania</text:span></text:p>
      <text:p text:style-name="P16"><text:span text:style-name="T7">Badanie kierowców</text:span></text:p>
      <text:h text:style-name="P1" text:outline-level="2"><text:span text:style-name="T8">Oferujemy </text:span><text:span text:style-name="T11">B</text:span><text:span text:style-name="T8">adania psychologiczne i lekarskie dla kierowców pojazdów wszystkich kategorii prawa jazdy. Wykonujemy na miejscu psychotesty dla kierowców – wyniki tego samego dnia. Nasi psychologowie prowadzą obowiązkowe badania psychotechniczne (po skierowaniu) oraz badania na życzenie klienta. Dodatkowo umawiamy terminy i prowadzimy badania lekarskie z zakresu medycyny pracy i transportu.</text:span></text:h>
      <text:p text:style-name="P17"/>
      <text:p text:style-name="P29"><text:span text:style-name="T1">Zapraszamy na badanie psychologiczne i psychotesty kierujących pojazdami:</text:span></text:p>
      <text:p text:style-name="P16"><text:span text:style-name="T1">- kierowca samochodu służbowego kat. B prawa jazdy</text:span></text:p>
      <text:p text:style-name="P16"><text:span text:style-name="T1">- kierowca zawodowy ciężarówki lub autobusu kat. C, D, E prawa jazdy</text:span></text:p>
      <text:p text:style-name="P16"><text:span text:style-name="T1">- kandydat na prawo jazdy kat. C, D, E prawa jazdy</text:span></text:p>
      <text:p text:style-name="P16"><text:span text:style-name="T1">- kierowca po zatrzymaniu prawa jazdy za przekroczenie punktów karnych</text:span></text:p>
      <text:p text:style-name="P16"><text:span text:style-name="T1">- kierowca po zatrzymaniu prawa jazdy po spowodowaniu wypadku drogowego</text:span></text:p>
      <text:p text:style-name="P16"><text:soft-page-break/><text:span text:style-name="T1">- kierowca po zatrzymaniu prawa jazdy za jazdę po alkoholu</text:span></text:p>
      <text:p text:style-name="P16"><text:span text:style-name="T1">- kierowca po zatrzymaniu prawa jazdy za jazdę po narkotykach lub środkach działających podobnie</text:span></text:p>
      <text:p text:style-name="P16"><text:span text:style-name="T1">- kierowca uczestniczący w wypadku drogowym</text:span></text:p>
      <text:p text:style-name="P16"><text:span text:style-name="T1">- kierowca taxi taksówki</text:span></text:p>
      <text:p text:style-name="P16"><text:span text:style-name="T1">- instruktor nauki jazdy</text:span></text:p>
      <text:p text:style-name="P16"><text:span text:style-name="T1">- kandydat na instruktora nauki jazdy</text:span></text:p>
      <text:p text:style-name="P16"><text:span text:style-name="T1">- instruktor techniki jazdy</text:span></text:p>
      <text:p text:style-name="P16"><text:span text:style-name="T1">- kandydat na instruktora techniki jazdy</text:span></text:p>
      <text:p text:style-name="P16"><text:span text:style-name="T1">- egzaminator prawa jazdy</text:span></text:p>
      <text:p text:style-name="P16"><text:span text:style-name="T1">- kandydat na egzaminatora prawa jazdy</text:span></text:p>
      <text:p text:style-name="P16"><text:span text:style-name="T1">- kierowca pojazdu uprzywilejowanego</text:span></text:p>
      <text:p text:style-name="P16"><text:span text:style-name="T1">- kierowca konwojent przewożący wartości pieniężne</text:span></text:p>
      <text:p text:style-name="P17"/>
      <text:p text:style-name="P29"><text:span text:style-name="T1">Badania psychologiczne kierowców jakie możesz u nas wykonać:</text:span></text:p>
      <text:p text:style-name="P16"><text:span text:style-name="T1">- psychotesty i badania psychologiczne dla kierowców prowadzących samochód służbowy. Wszyscy kierowcy korzystający z pojazdów samochodowych w ramach kategorii B prawa jazdy, mają obowiązek wykonać badanie psychologiczne.</text:span></text:p>
      <text:p text:style-name="P16"><text:span text:style-name="T1">- psychotesty i badania psychologiczne dla kierowców po zatrzymaniu prawa jazdy. Realizujemy badanie psychotechniczne po zatrzymaniu prawa jazdy, za jazdę po alkoholu, po narkotykach lub środkach działających podobnie, po spowodowaniu wypadku drogowego, po przekroczeniu punktów karnych.</text:span></text:p>
      <text:p text:style-name="P16"><text:span text:style-name="T1">- psychotesty i badania psychologiczne dla kandydatów na prawo jazdy kat C, D, E (samochód ciężarowy, autobus, przyczepy). Badanie psychotechniczne, jest niezbędne przed rozpoczęciem kursu na prawo jazdy do założenia profilu kandydata na kierowcę - zwanego skrótowo PKK.</text:span></text:p>
      <text:p text:style-name="P16"><text:span text:style-name="T1">- psychotesty i badania psychologiczne na świadectwo kwalifikacji przewozu rzeczy lub osób. Przeprowadzamy badania okresowe kierowców zawodowych przedłużających uprawnienia oraz badania dla kandydatów na kurs kwalifikacji wstępnej.</text:span></text:p>
      <text:p text:style-name="P16"><text:span text:style-name="T1">- psychotesty i badania psychologiczne dla kierowców taksówek oraz kierowców wykonujących przewóz osób. Badania są niezbędne do uzyskania licencji taxi i przedłużenia licencji do przewozu ludzi.</text:span></text:p>
      <text:p text:style-name="P16"><text:soft-page-break/><text:span text:style-name="T1">- psychotesty i badania psychologiczne dla kierowców pojazdów uprzywilejowanych. Badania na pojazdy uprzywilejowane niezbędne są do uzyskania uprawnień oraz przedłużenia ich ważności. Realizujemy badania dla wszystkich służb mundurowych w szczególności kierowców karetek, straży pożarnej, policji.</text:span></text:p>
      <text:p text:style-name="P16"><text:span text:style-name="T1">- psychotesty i badania psychologiczne dla kierowców przewożących wartości pieniężne potocznie nazywanych konwojentami. Badania dla konwojentów bankowozów są obowiązkowe do uzyskania uprawnień oraz przedłużenia ich terminu ważności.</text:span></text:p>
      <text:p text:style-name="P16"><text:span text:style-name="T1">- psychotesty i badania psychologiczne dla kandydatów na instruktorów i instruktorów nauki jazdy. Badania są obowiązkowe w celu odbycia kursu na instruktora nauki jazdy oraz dla instruktorów poszerzających uprawnienia i przedłużających ważność uprawnień. </text:span></text:p>
      <text:p text:style-name="P16"><text:span text:style-name="T1">- psychotesty i badania psychologiczne dla kandydatów na egzaminatorów i egzaminatorów prawa jazdy. Badania są wymagane od osób będących na kursie egzaminatora oraz od egzaminatorów poszerzających uprawnienia lub przedłużających ważność uprawnień.</text:span></text:p>
      <text:p text:style-name="P16"><text:span text:style-name="T1">- psychotesty i badania psychologiczne dla kierowców wyścigowych i kierowców rajdowych. Badania są niezbędne do uzyskania licencji kierowcy sportów motorowych.</text:span></text:p>
      <text:p text:style-name="P17"/>
      <text:h text:style-name="P2" text:outline-level="2"><text:span text:style-name="T9">Jak wyglądają psychotesty dla kierowcówybórw w naszej pracowni psychotechnicznej?</text:span></text:h>
      <text:p text:style-name="P11"><text:span text:style-name="Strong"><text:span text:style-name="T12">Badanie psychologiczne kierowców dzieli się na trzy etapy:</text:span></text:span></text:p>
      <text:p text:style-name="P11"><text:span text:style-name="Strong"><text:span text:style-name="T12">1. Badanie na aparaturach psychotechnicznych – sprawdzana jest psychomotoryka, głównie koordynacja wzrokowo ruchowa oraz czas reakcji na bodziec.</text:span></text:span></text:p>
      <text:p text:style-name="P11"><text:span text:style-name="Strong"><text:span text:style-name="T12">2. Wywiad psychologiczny czyli rozmowa z psychologiem – ocena psychologa dotycząca odporności na stres czyli radzenia sobie w sytuacjach stresowych oraz dojrzałości społecznej.</text:span></text:span></text:p>
      <text:p text:style-name="P11"><text:span text:style-name="Strong"><text:span text:style-name="T12">3. Badanie z wykorzystaniem testów psychologicznych – ocena profilu osobowości, sprawności intelektualnej oraz procesów poznawczych</text:span></text:span></text:p>
      <text:p text:style-name="P11"> </text:p>
      <text:p text:style-name="P16"><text:span text:style-name="T1"><text:tab/>Na czym polegają psychotesty dla kierowcy samochodu służbowego?</text:span></text:p>
      <text:p text:style-name="P6"><text:span text:style-name="T1">Badania na wykorzystywanie samochodu do celów służbowych, sprawdzają predyspozycje do kierowania pojazdem służbowym, na kilku płaszczyznach istotnych dla bezpieczeństwa ruchu drogowego i jakości jazdy. Najczęściej sprawdzane są psychomotoryka, sprawność kierowcy pod kątem czasu reakcji, koncentracja uwagi, koordynacja wzrokowo ruchowa. Rzadkością nie jest badanie w ciemni kabinowej, obejmuje badanie widzenia zmierzchowego i badanie wrażliwości na olśnienie świetlne.</text:span></text:p>
      <text:p text:style-name="P8"/>
      <text:p text:style-name="P10"><text:span text:style-name="T1">Pracownia psychologiczna Drivemat posiada ciemnię kabinową, na której wykonuje badanie widzenia zmierzchowego oraz badanie na olśnienie kierowców.</text:span><text:span text:style-name="T14"><text:line-break/></text:span></text:p>
      <text:p text:style-name="P16"><text:span text:style-name="T7">Badanie operatorów</text:span></text:p>
      <text:p text:style-name="P29"><text:soft-page-break/><text:span text:style-name="T1">Oferujemy badania psychologiczne i psychotesty dla operatorów sprzętów budowlanych i maszyn jezdnych. Badanie psychologiczne na operatorów maszyn wykonujemy na miejscu, wyniki są dostępne od razu po badaniu.</text:span></text:p>
      <text:p text:style-name="P29"><text:span text:style-name="T1">Zapraszamy na badanie psychologiczne i psychotesty operatorów:</text:span></text:p>
      <text:p text:style-name="P16"><text:span text:style-name="T1">- koparek</text:span></text:p>
      <text:p text:style-name="P16"><text:span text:style-name="T1">- ładowarek</text:span></text:p>
      <text:p text:style-name="P16"><text:span text:style-name="T1">- spycharek</text:span></text:p>
      <text:p text:style-name="P16"><text:span text:style-name="T1">- koparko ładowarek</text:span></text:p>
      <text:p text:style-name="P16"><text:span text:style-name="T1">- dźwigów</text:span></text:p>
      <text:p text:style-name="P16"><text:span text:style-name="T1">- suwnic</text:span></text:p>
      <text:p text:style-name="P16"><text:span text:style-name="T1">- wózków widłowych</text:span></text:p>
      <text:p text:style-name="P16"><text:span text:style-name="T1">- sprzętu drogowego</text:span></text:p>
      <text:p text:style-name="P16"><text:span text:style-name="T1">- sprzętu budowlanego</text:span></text:p>
      <text:p text:style-name="P16"><text:span text:style-name="T1">- walców drogowych</text:span></text:p>
      <text:p text:style-name="P16"><text:span text:style-name="T1">- żurawi wieżowych</text:span></text:p>
      <text:p text:style-name="P16"><text:span text:style-name="T1">- maszyn w ruchu</text:span></text:p>
      <text:p text:style-name="P16"><text:span text:style-name="T1">- podestów ruchomych</text:span></text:p>
      <text:p text:style-name="P16"><text:span text:style-name="T1">- maszyn wiertniczych</text:span></text:p>
      <text:p text:style-name="P16"><text:span text:style-name="T1">- meleksów</text:span></text:p>
      <text:p text:style-name="P16"><text:span text:style-name="T1">- innych maszyn jezdnych</text:span></text:p>
      <text:p text:style-name="P17"/>
      <text:p text:style-name="P29"><text:span text:style-name="T1">U nas wykonasz psychotesty i badania psychologiczne operatorów sprzętów:</text:span></text:p>
      <text:p text:style-name="P16"><text:span text:style-name="T1">- badanie psychologiczne i psychotesty operatorów koparek, ładowarek i koparko ładowarek</text:span></text:p>
      <text:p text:style-name="P16"><text:span text:style-name="T1">- badanie psychologiczne i psychotesty operatorów wózków widłowych o wszystkich rodzajach napędów</text:span></text:p>
      <text:p text:style-name="P16"><text:span text:style-name="T1">- badanie psychologiczne i psychotesty operatorów dźwigów i suwnic</text:span></text:p>
      <text:p text:style-name="P16"><text:span text:style-name="T1">- badanie psychologiczne i psychotesty operatorów innych maszyn jezdnych</text:span></text:p>
      <text:p text:style-name="P16"><text:soft-page-break/><text:span text:style-name="T1">- badanie psychologiczne i psychotesty operatorów drogowych i innych maszyn budowlanych wymagających odpowiedniej sprawności psychofizycznej, psychoruchowej oraz psychomotorycznej.</text:span></text:p>
      <text:h text:style-name="P3" text:outline-level="2"><text:span text:style-name="T16">Badanie psychologiczne operatorów dzieli się na 3 etapy:</text:span></text:h>
      <text:p text:style-name="P11"><text:span text:style-name="Strong"><text:span text:style-name="T12">1. Badanie na aparaturach psychotechnicznych – polega na sprawdzeniu koordynacji wzrokowo ruchowej oraz refleksu.</text:span></text:span></text:p>
      <text:p text:style-name="P11"><text:span text:style-name="Strong"><text:span text:style-name="T12">2. Wywiad psychologiczny czyli rozmowa z psychologiem – polega na ocenie dojrzałości społecznej, funkcjonowania społecznego, pokonywania sytuacji trudnych.</text:span></text:span></text:p>
      <text:p text:style-name="P11"><text:span text:style-name="Strong"><text:span text:style-name="T12">3. Badanie z wykorzystaniem testów psychologicznych – polega na weryfikacji sprawności intelektualnej oraz procesów poznawczych.</text:span></text:span></text:p>
      <text:p text:style-name="P17"/>
      <text:p text:style-name="P16"><text:span text:style-name="T7">Badanie praca na wysokości</text:span></text:p>
      <text:p text:style-name="P16"><text:span text:style-name="T1">Oferujemy psychotesty i badania psychologiczne dla pracowników wykonujących obowiązki na wysokości do 3 metrów oraz powyżej 3 metrów.</text:span></text:p>
      <text:p text:style-name="P29"><text:span text:style-name="T1">Zapraszamy na badanie psychologiczne i psychotesty pracowników wykonujących pracę na stanowiskach:</text:span></text:p>
      <text:p text:style-name="P16"><text:span text:style-name="T1">- na wysokości powyżej 3 metrów</text:span></text:p>
      <text:p text:style-name="P16"><text:span text:style-name="T1">- na wysokości poniżej 3 metrów</text:span></text:p>
      <text:p text:style-name="P17"/>
      <text:p text:style-name="P29"><text:span text:style-name="T1">U nas wykonasz psychotesty i badania psychologiczne do pracy na stanowiskach:</text:span></text:p>
      <text:p text:style-name="P16"><text:span text:style-name="T1">- badanie psychologiczne i psychotesty pracowników wykonujących pracę na wysokości powyżej 3 metrów</text:span></text:p>
      <text:p text:style-name="P16"><text:span text:style-name="T1">- badanie psychologiczne i psychotesty pracowników wykonujących pracę na wysokości poniżej 3 metrów</text:span></text:p>
      <text:h text:style-name="P3" text:outline-level="2"><text:span text:style-name="T16">Badanie psychologiczne do pracy na wysokości dzieli się na 3 etapy:</text:span></text:h>
      <text:p text:style-name="P11"><text:span text:style-name="Strong"><text:span text:style-name="T12">1. Badanie na aparaturach psychotechnicznych – oceniana jest koordynacja wzrokowo ruchowej oraz czas reakcji na bodźce.</text:span></text:span></text:p>
      <text:p text:style-name="P11"><text:span text:style-name="Strong"><text:span text:style-name="T12">2. Wywiad psychologiczny czyli rozmowa z psychologiem – oceniana jest dojrzałość społeczna i funkcjonowanie społeczne.</text:span></text:span></text:p>
      <text:p text:style-name="P11"><text:span text:style-name="Strong"><text:span text:style-name="T12">3. Badanie z wykorzystaniem testów psychologicznych – oceniana jest sprawność intelektualna, procesy poznawcze, poziom lęku.</text:span></text:span></text:p>
      <text:p text:style-name="P22"><text:span text:style-name="Strong"/></text:p>
      <text:p text:style-name="P16"><text:span text:style-name="T7">Badanie pracowników z zakresu medycyny pracy</text:span></text:p>
      <text:p text:style-name="P16"><text:soft-page-break/><text:span text:style-name="T1">Oferujemy psychotesty i badania psychologiczne dla pracowników z zakresu medycyny pracy.</text:span></text:p>
      <text:p text:style-name="P29"><text:span text:style-name="T1">Zapraszamy na badanie psychologiczne i psychotesty pracowników wykonujących pracę na stanowiskach:</text:span></text:p>
      <text:p text:style-name="P16"><text:span text:style-name="T1">- na wysokości powyżej 3 metrów</text:span></text:p>
      <text:p text:style-name="P16"><text:span text:style-name="T1">- na wysokości poniżej 3 metrów</text:span></text:p>
      <text:p text:style-name="P16"><text:span text:style-name="T1">- obsługa suwnic </text:span><text:span text:style-name="T18">sterowanych z kabiny i zdalnie sterowanych</text:span></text:p>
      <text:p text:style-name="P16"><text:span text:style-name="T1">- obsługa układnic magazynowych</text:span></text:p>
      <text:p text:style-name="P39">- obsługa podnośników i platform hydraulicznych</text:p>
      <text:p text:style-name="P39"><text:span text:style-name="T19">- obsługa żurawi wieżowych i samojezdnych</text:span></text:p>
      <text:p text:style-name="P39"><text:span text:style-name="T19">- operator samojezdnych ciężkich maszyn budowlanych i maszyn drogowych</text:span></text:p>
      <text:p text:style-name="P39"><text:span text:style-name="T19">- obsługa urządzeń mechanicznych, związanych z czynnościami wyburzeniowymi</text:span></text:p>
      <text:p text:style-name="P39"><text:span text:style-name="T19">- operator pulpitów sterowniczych urządzeń technologicznych wielofunkcyjnych i wielozadaniowych</text:span></text:p>
      <text:p text:style-name="P39"><text:span text:style-name="T19">- obsługa urządzeń walcowniczych przy wprowadzaniu pasm do wykrojów walcowniczych przy użyciu narzędzi ręcznych</text:span></text:p>
      <text:p text:style-name="P39"><text:span text:style-name="T19">- pracownik drużyn trakcyjnych oraz maszynista</text:span></text:p>
      <text:p text:style-name="P39"><text:span text:style-name="T19"><text:s/>- operator samojezdnych ciężkich maszyn torowych i kierowca drezyn motorowych</text:span></text:p>
      <text:p text:style-name="P39"><text:span text:style-name="T19">- nastawniczy, ustawiacz i manewrowy na kolei i na zakładowych bocznicach kolejowych oraz praca dyżurnego ruchu na kolei</text:span></text:p>
      <text:p text:style-name="P39"><text:span text:style-name="T19">- kierowca: autobusu, pojazdu przewożącego materiały niebezpieczne oraz pojazdu o dopuszczalnej masie całkowitej powyżej 16 ton i długości powyżej 12 m, trolejbusu i motorniczy tramwaju</text:span></text:p>
      <text:p text:style-name="P39"><text:span text:style-name="T19">- pracownik przy montażu i remoncie sieci trakcyjnych</text:span></text:p>
      <text:p text:style-name="P39"><text:span text:style-name="T19">- pracownik obsługi linii napowietrznych niskich, średnich i wysokich napięć</text:span></text:p>
      <text:p text:style-name="P39"><text:span text:style-name="T19">- pracownik obsługi urządzeń ciśnieniowych podlegających pełnemu dozorowi technicznemu</text:span></text:p>
      <text:p text:style-name="P39"><text:span text:style-name="T19">- pracownik obsługi instalacji chemicznych do produkcji gazów toksycznych lub tworzących mieszaniny wybuchowe z powietrzem</text:span></text:p>
      <text:p text:style-name="P39"><text:soft-page-break/><text:span text:style-name="T19">- pracownik przy materiałach łatwo palnych, środkach toksycznych i materiałach biologicznie zakaźnych</text:span></text:p>
      <text:p text:style-name="P39"><text:span text:style-name="T19">- pracownik przy wytwarzaniu, transportowaniu, wydawaniu i stosowaniu materiałów wybuchowych i samozapalnych</text:span></text:p>
      <text:p text:style-name="P39"><text:span text:style-name="T19">- pracownik badawczy, doświadczalny i technologiczny, związany bezpośrednio z eksploatacją oraz obsługą ruchu reaktorów jądrowych, akceleratorów, generatorów neutronów, komór do produkcji źródeł promieniotwórczych</text:span></text:p>
      <text:p text:style-name="P39"><text:span text:style-name="T19">- pracownik mający kontakt z otwartymi źródłami promieniotwórczymi w pracowniach klasy I i II</text:span></text:p>
      <text:p text:style-name="P39"><text:span text:style-name="T19">- pracownik stosujący promieniowanie jonizujące do celów diagnostycznych i terapeutycznych w zakładach opieki zdrowotnej, z wyjątkiem przypadków dotyczących ratowania życia ludzkiego</text:span></text:p>
      <text:p text:style-name="P39"><text:span text:style-name="T19">- pracownik doświadczalny z nowymi rodzajami uzbrojenia i amunicji</text:span></text:p>
      <text:p text:style-name="P39"><text:span text:style-name="T19">- pracownik remontowo-konserwacyjny przy amunicji i jej konfekcjonowaniu</text:span></text:p>
      <text:p text:style-name="P39"><text:span text:style-name="T19">- pracownik oczyszczający teren z przedmiotów wybuchowych i niebezpiecznych</text:span></text:p>
      <text:p text:style-name="P39"><text:span text:style-name="T19">- maszynista maszyn wyciągowych, sygnalista szybowy, operator samojezdnych maszyn przodkowych, operator pojazdów poza przodkowych i samojezdnych maszyn pomocniczych, maszynista lokomotyw pod ziemią, rewident urządzeń wyciągowych w podziemnych zakładach górniczych</text:span></text:p>
      <text:p text:style-name="P39"><text:span text:style-name="T19">- maszynista wiertniczy i operator maszyn podstawowych w odkrywkowych zakładach górniczych</text:span></text:p>
      <text:p text:style-name="P39"><text:span text:style-name="T19">- pracownik przy obsłudze znaków nawigacyjnych na wodzie</text:span></text:p>
      <text:p text:style-name="P39"><text:span text:style-name="T19">- pracownik przy technicznej obsłudze wodowania statków</text:span></text:p>
      <text:p text:style-name="P39"><text:span text:style-name="T19">- pracownik na wysokości na masztach i wieżach antenowych</text:span></text:p>
      <text:p text:style-name="P39"><text:span text:style-name="T19">- pracownik na wysokości na wiaduktach i mostach</text:span></text:p>
      <text:p text:style-name="P39"><text:span text:style-name="T19">- pilot samolotu, śmigłowca, szybowca, balonu wolnego</text:span></text:p>
      <text:p text:style-name="P39"><text:span text:style-name="T19">- zawodowy skoczek samochodowy</text:span></text:p>
      <text:p text:style-name="P39"><text:span text:style-name="T19">- nawigator lotniczy i mechanik pokładowy w branży lotniczej</text:span></text:p>
      <text:p text:style-name="P39"><text:soft-page-break/><text:span text:style-name="T19">- kontroler ruchu lotniczego</text:span></text:p>
      <text:p text:style-name="P39"><text:span text:style-name="T19">- kaskader filmowy</text:span></text:p>
      <text:p text:style-name="P39"><text:span text:style-name="T19">- treser dzikich zwierząt i akrobata cyrkowy</text:span></text:p>
      <text:p text:style-name="P17"/>
      <text:p text:style-name="P29"><text:span text:style-name="T1">U nas wykonasz psychotesty i badania psychologiczne do pracy na stanowiskach:</text:span></text:p>
      <text:p text:style-name="P16"><text:span text:style-name="T1">- badanie psychologiczne i psychotesty operatora suwnic</text:span></text:p>
      <text:p text:style-name="P16"><text:span text:style-name="T1">- badanie psychologiczne i psychotesty operatora układnic magazynowych</text:span></text:p>
      <text:p text:style-name="P16"><text:span text:style-name="T1">- badanie psychologiczne i psychotesty operatora podnośników i platform hydraulicznych</text:span></text:p>
      <text:p text:style-name="P16"><text:span text:style-name="T1">- badanie psychologiczne i psychotesty operatora </text:span><text:span text:style-name="T17">żurawi wieżowych i samojezdnych</text:span></text:p>
      <text:p text:style-name="P16"><text:span text:style-name="T1">- badanie psychologiczne i psychotesty </text:span><text:span text:style-name="T17">operatora samojezdnych ciężkich maszyn budowlanych i maszyn drogowych</text:span></text:p>
      <text:p text:style-name="P16"><text:span text:style-name="T1">- badanie psychologiczne i psychotesty operatora </text:span><text:span text:style-name="T17">urządzeń mechanicznych, związanych z czynnościami wyburzeniowymi</text:span></text:p>
      <text:p text:style-name="P16"><text:span text:style-name="T1">- badanie psychologiczne i psychotesty </text:span><text:span text:style-name="T17">operatora pulpitów sterowniczych urządzeń technologicznych wielofunkcyjnych i wielozadaniowych</text:span></text:p>
      <text:p text:style-name="P16"><text:span text:style-name="T1">- badanie psychologiczne i psychotesty operatora </text:span><text:span text:style-name="T17">urządzeń walcowniczych przy wprowadzaniu pasm do wykrojów walcowniczych przy użyciu narzędzi ręcznych</text:span></text:p>
      <text:p text:style-name="P39">- badanie psychologiczne i psychotesty<text:span text:style-name="T19"> pracownika drużyn trakcyjnych oraz maszynisty</text:span></text:p>
      <text:p text:style-name="P16"><text:span text:style-name="T1">- badanie psychologiczne i psychotesty </text:span><text:span text:style-name="T17">operatora samojezdnych ciężkich maszyn torowych i kierowca drezyn motorowych</text:span></text:p>
      <text:p text:style-name="P39">- badanie psychologiczne i psychotesty <text:span text:style-name="T19">nastawniczego, ustawiacza i manewrowego na kolei i na zakładowych bocznicach kolejowych oraz praca dyżurnego ruchu na kolei</text:span></text:p>
      <text:p text:style-name="P17"/>
      <text:p text:style-name="P16"><text:span text:style-name="T1">- badanie psychologiczne i psychotesty </text:span><text:span text:style-name="T17">kierowcy autobusu, pojazdu przewożącego materiały niebezpieczne oraz pojazdu o dopuszczalnej masie całkowitej powyżej 16 ton i długości powyżej 12 m, trolejbusu i motorniczego tramwaju</text:span></text:p>
      <text:p text:style-name="P16"><text:span text:style-name="T1">- badanie psychologiczne i psychotesty </text:span><text:span text:style-name="T17">pracownika montażu i remontu sieci trakcyjnych</text:span></text:p>
      <text:p text:style-name="P39">- badanie psychologiczne i psychotesty <text:span text:style-name="T19">pracownika obsługi linii napowietrznych niskich, średnich i wysokich napięć</text:span></text:p>
      <text:p text:style-name="P16"><text:soft-page-break/><text:span text:style-name="T1">- badanie psychologiczne i psychotesty </text:span><text:span text:style-name="T17">pracownika obsługi urządzeń ciśnieniowych podlegających pełnemu dozorowi technicznemu</text:span></text:p>
      <text:p text:style-name="P16"><text:span text:style-name="T1">- badanie psychologiczne i psychotesty </text:span><text:span text:style-name="T17">pracownika obsługi instalacji chemicznych do produkcji gazów toksycznych lub tworzących mieszaniny wybuchowe z powietrzem</text:span></text:p>
      <text:p text:style-name="P16"><text:span text:style-name="T1">- badanie psychologiczne i psychotesty </text:span><text:span text:style-name="T17">pracownika materiałów łatwopalnych, środkach toksycznych i materiałach biologicznie zakaźnych</text:span></text:p>
      <text:p text:style-name="P16"><text:span text:style-name="T1">- badanie psychologiczne i psychotesty </text:span><text:span text:style-name="T17">pracownika wytwarzania, transportu, wydawania i stosowania materiałów wybuchowych i samozapalnych</text:span></text:p>
      <text:p text:style-name="P16"><text:span text:style-name="T1">- badanie psychologiczne i psychotesty </text:span><text:span text:style-name="T17">pracownika badawczo, doświadczalno i technologicznego, związanego bezpośrednio z eksploatacją oraz obsługą ruchu reaktorów jądrowych, akceleratorów, generatorów neutronów, komór do produkcji źródeł promieniotwórczych</text:span></text:p>
      <text:p text:style-name="P16"><text:span text:style-name="T1">- badanie psychologiczne i psychotesty </text:span><text:span text:style-name="T17">pracownika mającego kontakt z otwartymi źródłami promieniotwórczymi w pracowniach klasy I i II</text:span></text:p>
      <text:p text:style-name="P16"><text:span text:style-name="T1">- badanie psychologiczne i psychotesty </text:span><text:span text:style-name="T17">pracownika stosującego promieniowanie jonizujące do celów diagnostycznych i terapeutycznych w zakładach opieki zdrowotnej, z wyjątkiem przypadków dotyczących ratowania życia ludzkiego</text:span></text:p>
      <text:p text:style-name="P16"><text:span text:style-name="T1">- badanie psychologiczne i psychotesty </text:span><text:span text:style-name="T17">pracownika doświadczalnego z nowymi rodzajami uzbrojenia i amunicji</text:span></text:p>
      <text:p text:style-name="P39">- badanie psychologiczne i psychotesty<text:span text:style-name="T19"> pracownika remontowo-konserwacyjnego przy amunicji i jej konfekcjonowaniu</text:span></text:p>
      <text:p text:style-name="P16"><text:span text:style-name="T1">- badanie psychologiczne i psychotesty </text:span><text:span text:style-name="T17">pracownika oczyszczającego teren z przedmiotów wybuchowych i niebezpiecznych</text:span></text:p>
      <text:p text:style-name="P16"><text:span text:style-name="T1">- badanie psychologiczne i psychotesty </text:span><text:span text:style-name="T17">maszynisty maszyn wyciągowych, sygnalisty szybowego, operatora samojezdnych maszyn przodkowych, operatora pojazdów poza przodkowych i samojezdnych maszyn pomocniczych, maszynisty lokomotyw pod ziemią, rewidenta urządzeń wyciągowych w podziemnych zakładach górniczych</text:span></text:p>
      <text:p text:style-name="P16"><text:span text:style-name="T1">- badanie psychologiczne i psychotesty </text:span><text:span text:style-name="T17">maszynisty wiertniczego i operatora maszyn podstawowych, w odkrywkowych zakładach górniczych</text:span></text:p>
      <text:p text:style-name="P39">- badanie psychologiczne i psychotesty <text:span text:style-name="T19">pracownika obsługi znaków nawigacyjnych na wodzie</text:span></text:p>
      <text:p text:style-name="P16"><text:span text:style-name="T1">- badanie psychologiczne i psychotesty </text:span><text:span text:style-name="T17">pracownika technicznej obsługi wodowania statków</text:span></text:p>
      <text:p text:style-name="P16"><text:span text:style-name="T1">- badanie psychologiczne i psychotesty </text:span><text:span text:style-name="T17">pracownika pracującego na wysokości na masztach i wieżach antenowych</text:span></text:p>
      <text:p text:style-name="P39"><text:soft-page-break/>- badanie psychologiczne i psychotesty <text:span text:style-name="T19">pracownika pracującego na wysokości na wiaduktach i mostach</text:span></text:p>
      <text:p text:style-name="P16"><text:span text:style-name="T1">- badanie psychologiczne i psychotesty </text:span><text:span text:style-name="T17">pilota samolotu, śmigłowca, szybowca, balonu wolnego</text:span></text:p>
      <text:p text:style-name="P16"><text:span text:style-name="T1">- badanie psychologiczne i psychotesty </text:span><text:span text:style-name="T17">zawodowego skoczka samochodowego</text:span></text:p>
      <text:p text:style-name="P16"><text:span text:style-name="T1">- badanie psychologiczne i psychotesty </text:span><text:span text:style-name="T17">nawigatora lotniczego i mechanika pokładowego w branży lotniczej</text:span></text:p>
      <text:p text:style-name="P16"><text:span text:style-name="T1">- badanie psychologiczne i psychotesty </text:span><text:span text:style-name="T17">kontrolera ruchu lotniczego</text:span></text:p>
      <text:p text:style-name="P16"><text:span text:style-name="T1">- badanie psychologiczne i psychotesty </text:span><text:span text:style-name="T17">kaskadera filmowego</text:span></text:p>
      <text:p text:style-name="P16"><text:span text:style-name="T1">- badanie psychologiczne i psychotesty </text:span><text:span text:style-name="T17">tresera dzikich zwierząt i akrobaty cyrkowego</text:span></text:p>
      <text:p text:style-name="P16"><text:span text:style-name="T1">- badanie psychologiczne i psychotesty pracowników wykonujących pracę na wysokości powyżej 3 metrów</text:span></text:p>
      <text:p text:style-name="P16"><text:span text:style-name="T1">- badanie psychologiczne i psychotesty pracowników wykonujących pracę na wysokości poniżej 3 metrów</text:span></text:p>
      <text:h text:style-name="P3" text:outline-level="2"><text:span text:style-name="T16">Badanie psychologiczne do pracy na wysokości dzieli się na 3 etapy:</text:span></text:h>
      <text:p text:style-name="P11"><text:span text:style-name="Strong"><text:span text:style-name="T12">1. Badanie na aparaturach psychotechnicznych – oceniana jest koordynacja wzrokowo ruchowej oraz czas reakcji na bodźce.</text:span></text:span></text:p>
      <text:p text:style-name="P11"><text:span text:style-name="Strong"><text:span text:style-name="T12">2. Wywiad psychologiczny czyli rozmowa z psychologiem – oceniana jest dojrzałość społeczna i funkcjonowanie społeczne.</text:span></text:span></text:p>
      <text:p text:style-name="P11"><text:span text:style-name="Strong"><text:span text:style-name="T12">3. Badanie z wykorzystaniem testów psychologicznych – oceniana jest sprawność intelektualna, procesy poznawcze, poziom lęku.</text:span></text:span></text:p>
      <text:p text:style-name="P22"><text:span text:style-name="Strong"/></text:p>
      <text:p text:style-name="P16"><text:span text:style-name="T7">Badanie pozwolenie na broń</text:span></text:p>
      <text:p text:style-name="P16"><text:span text:style-name="T1">Badanie psychologiczne na pozwolenie na broń mają za zadanie weryfikacje zaburzeń funkcjonowania psychologicznego kandydata do noszenia lub posługiwania się bronią.</text:span></text:p>
      <text:p text:style-name="P16"><text:span text:style-name="T1">Badanie psychologiczne pozwolenie na broń przeznaczone są dla:</text:span></text:p>
      <text:p text:style-name="P16"><text:span text:style-name="T1">- osób wykorzystujących: broń sportową, broń myśliwską, broń kolekcjonerską, broń pneumatyczną, broń służącą do obrony</text:span></text:p>
      <text:p text:style-name="P16"><text:span text:style-name="T1">- osób nabywających i przechowujących materiały wybuchowe</text:span></text:p>
      <text:p text:style-name="P16"><text:span text:style-name="T1">- osób zatrudnionych przy obrocie bronią, wytwarzaniu broni oraz materiałów wybuchowych albo technologii o przeznaczeniu wojskowym lub policyjnym</text:span></text:p>
      <text:p text:style-name="P16"><text:span text:style-name="T1">- pracowników ochrony</text:span></text:p>
      <text:p text:style-name="P16"><text:soft-page-break/><text:span text:style-name="T1">- kandydatów na</text:span><text:span text:style-name="T2"> licencję pracownika ochrony fizycznej</text:span></text:p>
      <text:p text:style-name="P16"><text:span text:style-name="T2">- osób posiadających licencje pracownika ochrony fizycznej</text:span></text:p>
      <text:p text:style-name="P16"><text:span text:style-name="T1">- komorników</text:span></text:p>
      <text:p text:style-name="P16"><text:span text:style-name="T1">- kuratorów</text:span></text:p>
      <text:p text:style-name="P16"><text:span text:style-name="T1">- sędziów</text:span></text:p>
      <text:p text:style-name="P16"><text:span text:style-name="T1">- prokuratorów</text:span></text:p>
      <text:p text:style-name="P16"><text:span text:style-name="T1">- syndyków</text:span></text:p>
      <text:p text:style-name="P16"><text:span text:style-name="T1">- straży leśnej</text:span></text:p>
      <text:p text:style-name="P16"><text:span text:style-name="T1">- straży marszałkowskiej</text:span></text:p>
      <text:p text:style-name="P16"><text:span text:style-name="T1">- straży miejskiej</text:span></text:p>
      <text:p text:style-name="P16"><text:span text:style-name="T1">- straży gminnej</text:span></text:p>
      <text:p text:style-name="P16"><text:span text:style-name="T1">- detektywów</text:span></text:p>
      <text:p text:style-name="P16"><text:span text:style-name="T1">- inspektorów transportu drogowego</text:span></text:p>
      <text:p text:style-name="P17"/>
      <text:p text:style-name="P29"><text:span text:style-name="T1">Badanie na pozwolenie na broń jest niezbędne w celu złożenia kompletu dokumentów na policji, by uzyskać zgodę na jej posiadanie. Badanie psychologiczne polega w szczególności na: rozmowie z psychologiem, wywiadzie oraz wykonaniu badania psychologicznego.</text:span></text:p>
      <text:p text:style-name="P29"><text:span text:style-name="T1">Badanie psychologiczne trwa około 90 minut. Czas wykonania testów jest orientacyjny i ściśle jest związany z tempem czytania i wypełniania testów przez badanego. Informacja o wynikach badania jest podawana na bieżąco oraz w podsumowaniu badania. Badanie psychologiczne na pozwolenie na broń jest wykonywane przez psychologa posiadającego niezbędne uprawnienia. Niezbędnymi dokumentami do uzyskania pozwolenia na broń jest orzeczenie psychologiczne oraz orzeczenie lekarskie.</text:span></text:p>
      <text:h text:style-name="P3" text:outline-level="2"><text:span text:style-name="T9">Badanie psychologiczne na pozwolenie na broń polega:</text:span></text:h>
      <text:p text:style-name="P11"><text:span text:style-name="Strong"><text:span text:style-name="T12">1. Ocenie sprawności umysłowej i intelektu</text:span></text:span></text:p>
      <text:p text:style-name="P11"><text:span text:style-name="Strong"><text:span text:style-name="T12">2. Ocenie osobowości oraz <text:s/>funkcjonowania w trudnych warunkach i sytuacjach nasilonego stresu</text:span></text:span></text:p>
      <text:p text:style-name="P11"><text:span text:style-name="Strong"><text:span text:style-name="T12">3. Ocenie poziomu dojrzałości emocjonalnej, społecznej oraz funkcjonowania w tym obszarze</text:span></text:span></text:p>
      <text:p text:style-name="P17"/>
      <text:p text:style-name="P30"><text:span text:style-name="T3">Badanie na pozwolenie na broń wykonywane jest dla celów:</text:span></text:p>
      <text:p text:style-name="P30"><text:span text:style-name="T3">- ochrony osobistej</text:span></text:p>
      <text:p text:style-name="P30"><text:span text:style-name="T3">- ochrony osób</text:span></text:p>
      <text:p text:style-name="P30"><text:soft-page-break/><text:span text:style-name="T3">- ochrony mienia</text:span></text:p>
      <text:p text:style-name="P30"><text:span text:style-name="T3">- sportowych</text:span></text:p>
      <text:p text:style-name="P30"><text:span text:style-name="T3">- łowieckich</text:span></text:p>
      <text:p text:style-name="P30"><text:span text:style-name="T3">- szkoleniowych</text:span></text:p>
      <text:p text:style-name="P30"><text:span text:style-name="T3">- kolekcjonerskich</text:span></text:p>
      <text:p text:style-name="P30"><text:span text:style-name="T3">- pamiątkowych</text:span></text:p>
      <text:p text:style-name="P30"><text:span text:style-name="T3">- rekonstrukcji historycznych</text:span></text:p>
      <text:p text:style-name="P23"/>
      <text:p text:style-name="P16"><text:span text:style-name="T7">Badanie pozwolenie na obrót bronią i amunicją</text:span></text:p>
      <text:h text:style-name="P5" text:outline-level="2"><text:span text:style-name="T20">Badanie na pozwolenie na obrót bronią i amunicją przeprowadzane jest gdy:</text:span></text:h>
      <text:p text:style-name="P16"><text:span text:style-name="T1">- starasz się o koncesję na nabywanie, przechowywanie lub używanie materiałów wybuchowych o przeznaczeniu wojskowym lub policyjnym</text:span></text:p>
      <text:p text:style-name="P16"><text:span text:style-name="T1">- ubiegasz się lub posiadasz prawo do wykonywania lub prowadzenia działalności gospodarczej albo bezpośrednio jesteś zatrudniony przy wytwarzaniu i obrocie materiałami wybuchowymi, bronią, </text:span><text:span text:style-name="T23">amunicją oraz wyrobami  o  przeznaczeniu  wojskowym  lub policyjnym</text:span></text:p>
      <text:p text:style-name="P31"><text:span text:style-name="T23">- jesteś przedsiębiorcą, masz dostęp lub przechowujesz materiały wybuchowe o przeznaczeniu wojskowym lub policyjnym</text:span></text:p>
      <text:p text:style-name="P16"><text:span text:style-name="T23">- pracujesz w firmie posiadającej koncesję na wytwarzanie i obrót wyrobami o przeznaczeniu policyjnym lub wojskowym</text:span></text:p>
      <text:p text:style-name="P24"/>
      <text:p text:style-name="P16"><text:span text:style-name="T23">Badanie pozwolenie na obrót bronią i amunicją wykonuje się gdy:</text:span></text:p>
      <text:p text:style-name="P16"><text:span text:style-name="T1">- zajmujesz się pokazami fajerwerków</text:span></text:p>
      <text:p text:style-name="P16"><text:span text:style-name="T1">- realizujesz pokazy sceniczne, pirotechniczne i weselne</text:span></text:p>
      <text:p text:style-name="P16"><text:span text:style-name="T1">- sprzedajesz fajerwerki, petardy, zimne ognie</text:span></text:p>
      <text:p text:style-name="P16"><text:span text:style-name="T1">- produkujesz lub pracujesz przy produkcji fajerwerków</text:span></text:p>
      <text:p text:style-name="P16"><text:span text:style-name="T1">- pracujesz w sklepie myśliwskim</text:span></text:p>
      <text:p text:style-name="P16"><text:span text:style-name="T1">- ubiegasz się lub posiadasz pozwolenie na nabywanie oraz przechowywanie materiałów wybuchowych przeznaczonych do użytku cywilnego.</text:span></text:p>
      <text:p text:style-name="P17"/>
      <text:p text:style-name="P16"><text:span text:style-name="T7">Badanie ochroniarzy</text:span></text:p>
      <text:p text:style-name="P32"><text:span text:style-name="T3">Badanie psychologiczne pracowników ochrony wykonywane jest w celu zbadania i wykluczenia zaburzenia funkcjonowania psychologicznego.</text:span></text:p>
      <text:h text:style-name="P34" text:outline-level="3"><text:soft-page-break/><text:span text:style-name="T2">Badanie psychologiczne ochroniarzy jest niezbędne gdy:</text:span></text:h>
      <text:h text:style-name="P34" text:outline-level="3"><text:span text:style-name="T2">- chcesz uzyskać licencję kwalifikowanego pracownika ochrony fizycznej</text:span></text:h>
      <text:h text:style-name="P34" text:outline-level="3"><text:span text:style-name="T2">- chcesz przedłużyć licencję kwalifikowanego pracownika ochrony fizycznej</text:span></text:h>
      <text:h text:style-name="P34" text:outline-level="3"><text:span text:style-name="T2">- ukończyłeś kurs kwalifikowanego pracownika ochrony fizycznej</text:span></text:h>
      <text:h text:style-name="P34" text:outline-level="3"><text:span text:style-name="T2">- pracujesz z bronią obiektową</text:span></text:h>
      <text:h text:style-name="P34" text:outline-level="3"><text:span text:style-name="T2">- pracujesz w ochronie mienia</text:span></text:h>
      <text:h text:style-name="P34" text:outline-level="3"><text:span text:style-name="T2">- pracujesz w ochronie osobistej</text:span></text:h>
      <text:h text:style-name="P34" text:outline-level="3"><text:span text:style-name="T2">- pracujesz ze środkami przymusu bezpośredniego jak gaz, kajdanki itp. itd.</text:span></text:h>
      <text:h text:style-name="P34" text:outline-level="3"><text:span text:style-name="T2">- masz dostęp do broni obiektowej</text:span></text:h>
      <text:h text:style-name="P4" text:outline-level="2"/>
      <text:h text:style-name="P3" text:outline-level="2"><text:span text:style-name="T9">Badanie psychologiczne ochroniarzy polega na:</text:span></text:h>
      <text:p text:style-name="P11"><text:span text:style-name="Strong"><text:span text:style-name="T12">1. Sprawdzeniu poziomu intelektu badanego</text:span></text:span></text:p>
      <text:p text:style-name="P11"><text:span text:style-name="Strong"><text:span text:style-name="T12">2. Ocenie cech osobowości oraz sprawdzenie funkcjonowania w sytuacjach stresowych i trudnych</text:span></text:span></text:p>
      <text:p text:style-name="P11"><text:span text:style-name="Strong"><text:span text:style-name="T12">3. Określenie dojrzałości emocjonalnej i społecznej</text:span></text:span></text:p>
      <text:p text:style-name="P12"><text:span text:style-name="Strong"/></text:p>
      <text:p text:style-name="P11"><text:span text:style-name="Strong"><text:span text:style-name="T12">Każde badanie psychologiczne jest indywidualne, w zależności od oceny psychologa może zostać rozszerzone o badania pozwalające na precyzyjną i dokładną ocenę badanego. Wyniki uzyskane przez badanego są niezbędne do rzetelnej oceny przez psychologa i wydanie orzeczenia psychologicznego.</text:span></text:span></text:p>
      <text:p text:style-name="P33"/>
      <text:p text:style-name="P32"><text:span text:style-name="T2">Zapraszamy na badanie psychologiczne pracowników ochrony oraz osób ubiegających się o wpis do rejestry kwalifikowanych pracowników ochrony fizycznej. Oferujemy badania okresowe pracowników przeprowadzając testy psychologiczne dla pracowników ochrony. Badania psychotesty dla ochroniarza oznacza nic innego jak badanie psychologiczne, badanie psychotechniczne, badanie licencyjne do wpisu na listę kwalifikowanych pracowników ochrony fizycznej. Pomimo różnej terminologii i nazewnictwa badań psychologicznych oznaczają to samo badanie.</text:span></text:p>
      <text:p text:style-name="P32"><text:span text:style-name="T2">Należy pamiętać że badania ochroniarzy są badaniami okresowymi. W praktyce oznacza to, że pracownik ochrony powinien przejść badania okresowe co 3 lata. Badanie licencyjne ochroniarzy należy obowiązkowo odnowić. W tym celu konieczne jest wykonanie badania psychologicznego i lekarskiego. Badanie psychologiczne dla pracownika ochrony trwa zwykle około 90 min. Czas badania uzależniony jest od tempa pracy badanego tzn. czytania, pisania, rozwiązywania testów. Pracownik ochrony powinien przystąpić do badania wypoczęty i wyspany. Samopoczucie może mieć istotny wpływ na wyniki <text:s/>badanego. Ochroniarz powinien mieć ze sobą dokument tożsamości. Badanie psychologiczne </text:span><text:soft-page-break/><text:span text:style-name="T2">kwalifikowanego pracownika ochrony kończy się wydaniem orzeczenia stwierdzającego brak lub istnienie przeciwwskazać do wykonywania zawodu pracownika ochrony.</text:span></text:p>
      <text:p text:style-name="P23"/>
      <text:p text:style-name="P16"><text:span text:style-name="T7">Badanie sędziów</text:span></text:p>
      <text:p text:style-name="P16"><text:span text:style-name="T1">Badanie psychotechniczne sędziego polega na ocenie i wykluczeniu przeciwwskazań psychologicznych od objęcia urzędu / stanowiska sędziego. Badanie psychologiczne kończy się oceną i otrzymaniem orzeczenia.</text:span></text:p>
      <text:h text:style-name="P3" text:outline-level="2"><text:span text:style-name="T9">Badanie psychologiczne sędziów dotyczy:</text:span></text:h>
      <text:p text:style-name="P16"><text:span text:style-name="T1">1. Zbadania poziomu intelektu</text:span></text:p>
      <text:p text:style-name="P16"><text:span text:style-name="T1">2. Zbadania poziomu dojrzałości społecznej i emocjonalnej</text:span></text:p>
      <text:p text:style-name="P16"><text:span text:style-name="T1">3. Zbadania cech osobowości oraz radzenia w sytuacjach stresujących</text:span></text:p>
      <text:p text:style-name="P35"><text:span text:style-name="T1">Badanie psychologiczne o sprawowanie urzędu sędziego obejmuje wywiad bezpośredni z psychologiem oraz przeprowadzenie badania w postaci psychotestów do rozwiązania. Psycholog na ich podstawie opisuje cechy osobowości badanego w płaszczyźnie umiejętności poznawczych i społecznych. Szczególny nacisk podczas badania kładzie się na zdolność do samodzielnej oceny sytuacji, podejmowania decyzji oraz odporności na pracę w warunkach stresowych. Psycholog po przeprowadzonym badaniu wydaje orzeczenie dotyczące sprawności psychologicznej do sprawowania urzędu sędziego.</text:span></text:p>
      <text:p text:style-name="P23"/>
      <text:p text:style-name="P16"><text:span text:style-name="T7">Badanie prokuratorów</text:span></text:p>
      <text:h text:style-name="P3" text:outline-level="2"><text:span text:style-name="T9">Badanie psychologiczne prokuratora polega na:</text:span></text:h>
      <text:p text:style-name="P16"><text:span text:style-name="T1">1. Zbadaniu poziomu intelektu</text:span></text:p>
      <text:p text:style-name="P16"><text:span text:style-name="T1">2. Zbadaniu poziomu dojrzałości społecznej i emocjonalnej</text:span></text:p>
      <text:p text:style-name="P16"><text:span text:style-name="T1">3. Zbadaniu cech osobowości oraz radzenia w sytuacjach stresujących</text:span></text:p>
      <text:p text:style-name="P23"/>
      <text:p text:style-name="P16"><text:span text:style-name="T1">Badanie psychologiczne prokuratora może wykonywać psycholog z uprawnieniami bo badania osób posiadających broń. Zapis ten dotyczy także sytuacji kiedy badana osoba nie posiada lub nie wyraża chęci posiadania pozwolenia na broń. </text:span></text:p>
      <text:p text:style-name="P16"><text:span text:style-name="T1">Badanie psychologiczne jest niezbędne dla:</text:span></text:p>
      <text:p text:style-name="P16"><text:span text:style-name="T1">- prokuratora</text:span></text:p>
      <text:p text:style-name="P16"><text:span text:style-name="T1">- asesora prokuratorskiego</text:span></text:p>
      <text:p text:style-name="P16"><text:soft-page-break/><text:span text:style-name="T1">- aplikanta aplikacji prokuratorskiej</text:span></text:p>
      <text:p text:style-name="P17"/>
      <text:h text:style-name="P5" text:outline-level="2"><text:span text:style-name="T20">Badanie psychologiczne jest niezbędne w sytuacji gdy:</text:span></text:h>
      <text:p text:style-name="P16"><text:span text:style-name="T1">- kandydujesz na aplikację prokuratorską</text:span></text:p>
      <text:p text:style-name="P16"><text:span text:style-name="T1">- starasz się o pracę na asesora prokuratorskiego</text:span></text:p>
      <text:p text:style-name="P16"><text:span text:style-name="T1">- startujesz w konkursie na stanowisko prokuratora</text:span></text:p>
      <text:p text:style-name="P13"><text:span text:style-name="T22">Po zakończeniu badania otrzymujesz orzeczenie psychologiczne dla prokuratora. Orzeczenie dotyczy braku lun istnieniu przeciwwskazań do pracy na stanowiska prokuratora. Normalnym jest że badani rozwijający swoją karierę przechodzą badanie kilkukrotnie.</text:span></text:p>
      <text:p text:style-name="P23"/>
      <text:p text:style-name="P16"><text:span text:style-name="T7">Badanie komorników</text:span></text:p>
      <text:p text:style-name="P16"><text:span text:style-name="T1">Przeprowadzamy psychotesty dla osób przed egzaminem na komornika oraz przed objęciem urzędu / stanowiska komornika.</text:span></text:p>
      <text:p text:style-name="P16"><text:span text:style-name="T1">Badanie psychologiczne dotyczy sprawdzenia obszaru:</text:span></text:p>
      <text:p text:style-name="P16"><text:span text:style-name="T1">1. Poziomu inteligencji</text:span></text:p>
      <text:p text:style-name="P16"><text:span text:style-name="T1">2. Cech osobowości oraz kontrola radzenia sobie w sytuacjach trudnych</text:span></text:p>
      <text:p text:style-name="P16"><text:span text:style-name="T1">3. Poziomu dojrzałości emocjonalnej i funkcjonowania społecznego</text:span></text:p>
      <text:p text:style-name="P17"/>
      <text:p text:style-name="P16"><text:span text:style-name="T1">Badanie psychologiczne komornika ma za zadanie weryfikacje stanu zdrowia psychicznego pod kątem sprawdzenia czy nie ma przeciwwskazań psychologicznych do wykonywania obowiązków komornika. Badanie kończy się podsumowaniem wyników oraz wydaniem orzeczenia psychologicznego.</text:span></text:p>
      <text:p text:style-name="P16"><text:span text:style-name="T7">Badanie kuratorów</text:span></text:p>
      <text:p text:style-name="P16"><text:span text:style-name="T1">Realizujemy badanie psychologiczne dla kuratorów niezbędne do objęcia urzędu / stanowiska kuratora.</text:span></text:p>
      <text:p text:style-name="P16"><text:span text:style-name="T1">W myśl obowiązujących przepisów i aktów prawnych badania psychologiczne kuratorów obejmują:</text:span></text:p>
      <text:p text:style-name="P16"><text:span text:style-name="T1">1. Rozmowę z psychologiem celem wywiadu i obserwacji</text:span></text:p>
      <text:p text:style-name="P16"><text:span text:style-name="T1">2. Psychotesty w celu weryfikacji predyspozycji badanego.</text:span></text:p>
      <text:p text:style-name="P17"/>
      <text:p text:style-name="P16"><text:span text:style-name="T1">Badanie psychologiczne dotyczy sprawdzenia:</text:span></text:p>
      <text:p text:style-name="P16"><text:soft-page-break/><text:span text:style-name="T1">1. Poziomu inteligencji</text:span></text:p>
      <text:p text:style-name="P16"><text:span text:style-name="T1">2. Cech osobowości oraz radzenia sobie w sytuacjach trudnych</text:span></text:p>
      <text:p text:style-name="P16"><text:span text:style-name="T1">3. Poziomu dojrzałości emocjonalnej i funkcjonowania społecznego</text:span></text:p>
      <text:p text:style-name="P23"/>
      <text:p text:style-name="P16"><text:span text:style-name="T1">Badanie psychotechniczne kuratora ma na celu ocenę stanu zdrowia psychicznego pod kątem weryfikacji przeciwwskazań psychologicznych do wykonywania obowiązków kuratora. Badanie kończy się podsumowaniem wyników oraz wydaniem orzeczenia psychologicznego.</text:span></text:p>
      <text:p text:style-name="P23"/>
      <text:p text:style-name="P16"><text:span text:style-name="T7">Badanie detektywów</text:span></text:p>
      <text:p text:style-name="P16"><text:span text:style-name="T1">Zapraszamy na badania psychologiczne dla detektywów w naszej pracowni psychologicznej.</text:span></text:p>
      <text:p text:style-name="P16"><text:span text:style-name="T1">Badanie psychotechniczne powinieneś przejść gdy:</text:span></text:p>
      <text:p text:style-name="P16"><text:span text:style-name="T1">- jesteś uczestnikiem kursu detektywistycznego</text:span></text:p>
      <text:p text:style-name="P16"><text:span text:style-name="T1">- uczestniczysz w kursie na licencje detektywa</text:span></text:p>
      <text:p text:style-name="P16"><text:span text:style-name="T1">- jesteś detektywem</text:span></text:p>
      <text:p text:style-name="P16"><text:span text:style-name="T1">- otwierasz lub prowadzisz działalność wykonującą usługi detektywistyczne</text:span></text:p>
      <text:p text:style-name="P16"><text:span text:style-name="T21">Badanie psychologiczne dla detektywów prowadzone jest w celu uzyskania opinii psychologa o braku bądź istnieniu przeciwwskazać do obiegania się lub posiadania licencji detektywa. Osoba wykonująca ten zawód powinna ponownie wykonać badania po upływie terminu ważności dokumentów lub co 5 lat.</text:span></text:p>
      <text:p text:style-name="P23"/>
      <text:p text:style-name="P16"><text:span text:style-name="T7">Badanie Służby Leśnej</text:span></text:p>
      <text:p text:style-name="P16"><text:span text:style-name="T4">Prowadzimy badania psychologiczne dla funkcjonariuszy Służby Leśnej.</text:span></text:p>
      <text:p text:style-name="P30"><text:span text:style-name="T3">Psycholog podczas badania psychotechnicznego dokonuje oceny:</text:span></text:p>
      <text:p text:style-name="P30"><text:span text:style-name="T3">- poziomu inteligencji</text:span></text:p>
      <text:p text:style-name="P30"><text:span text:style-name="T3">- cech osobowości</text:span></text:p>
      <text:p text:style-name="P30"><text:span text:style-name="T3">- funkcjonowania w sytuacjach trudnych i stresujących</text:span></text:p>
      <text:p text:style-name="P30"><text:span text:style-name="T3">- poziomu dojrzałości emocjonalnej i społecznej badanego</text:span></text:p>
      <text:p text:style-name="P36"/>
      <text:p text:style-name="P35"><text:span text:style-name="T2">Wykonanie badania psychotechnicznego za pomocą psychotestów ma na celu wykluczenie zaburzeń funkcjonowania psychologicznego u osoby badanej. </text:span><text:span text:style-name="T1">Badanie kończy się podsumowaniem wyników oraz wydaniem orzeczenia psychologicznego.</text:span></text:p>
      <text:p text:style-name="P23"/>
      <text:p text:style-name="P16"><text:soft-page-break/><text:span text:style-name="T7">Badanie Inspektorów Transportu Drogowego</text:span></text:p>
      <text:h text:style-name="P5" text:outline-level="2"><text:span text:style-name="T9">Zapraszamy na badania psychologiczne dla inspektorów ruchu drogowego.</text:span></text:h>
      <text:p text:style-name="P17"/>
      <text:h text:style-name="P3" text:outline-level="2"><text:span text:style-name="T9">Badanie psychologiczne pracowników ITD dotyczy oceny w obszarach:</text:span></text:h>
      <text:p text:style-name="P11"><text:span text:style-name="Strong"><text:span text:style-name="T12">1. Badania na aparaturach psychotechnicznych – polega na sprawdzeniu koordynacji wzrokowo ruchowej oraz refleksu.</text:span></text:span></text:p>
      <text:p text:style-name="P11"><text:span text:style-name="Strong"><text:span text:style-name="T12">2. Wywiadu psychologicznego czyli rozmowy z psychologiem – polega na ocenie dojrzałości społecznej, funkcjonowania społecznego, funkcjonowania w sytuacji trudnych.</text:span></text:span></text:p>
      <text:p text:style-name="P11"><text:span text:style-name="Strong"><text:span text:style-name="T12">3. Badania z wykorzystaniem testów psychologicznych – polega na weryfikacji sprawności intelektualnej oraz procesów poznawczych.</text:span></text:span></text:p>
      <text:p text:style-name="P17"/>
      <text:p text:style-name="P16"><text:span text:style-name="T1">Jeśli chcesz zostać inspektorem ITD lub pracujesz już na stanowisku inspektora transportu drogowego zapraszamy do wykonania badania psychologicznego.</text:span></text:p>
      <text:p text:style-name="P25"/>
      <text:p text:style-name="P16"><text:span text:style-name="T6">Kontakt</text:span></text:p>
      <text:p text:style-name="P18"/>
      <text:p text:style-name="P26"><text:span text:style-name="T1">Rejestracja telefoniczna: 732 606 732</text:span></text:p>
      <text:p text:style-name="P26"><text:span text:style-name="T1">Pracownia psychologiczna Drivemat</text:span></text:p>
      <text:p text:style-name="P26"><text:span text:style-name="T1">Rajsko ul. Wilamowicka 17</text:span></text:p>
      <text:p text:style-name="P26"><text:span text:style-name="T1">32-600 Oświęcim</text:span></text:p>
      <text:p text:style-name="P18"/>
      <text:p text:style-name="P26"><text:span text:style-name="T1">Pracujemy:</text:span></text:p>
      <text:p text:style-name="P26"><text:span text:style-name="T1">w dni robocze od poniedziałku do piątku od 8.00 do 20.00</text:span></text:p>
      <text:p text:style-name="P26"><text:span text:style-name="T1">w soboty od 9.00 do 13.00</text:span></text:p>
      <text:p text:style-name="P26"><text:span text:style-name="T1">w niedzielę i święta: nieczynne</text:span></text:p>
      <text:p text:style-name="P26"><text:span text:style-name="T1">Rejestracja terminu badania telefoniczna: 732 606 732</text:span></text:p>
      <text:p text:style-name="P26"><text:span text:style-name="T1">Skontaktuj się z nami i wybierz dogodny termin badania.</text:span></text:p>
      <text:p text:style-name="P26"><text:span text:style-name="T1">Bez kolejek! Darmowy parking! Łatwy dojazd!</text:span></text:p>
      <text:p text:style-name="Standard"><text:span text:style-name="T6">Współpraca</text:span></text:p>
      <text:p text:style-name="P14"><text:soft-page-break/>Mamy otwarte umysły dlatego nasz psycholog transportu chętnie nawiąże z państwem współpracę. Jesteśmy szczególnie zainteresowani współpracą na płaszczyźnie psychologii, medycyny pracy i szkoleń.</text:p>
      <text:p text:style-name="P7"><text:span text:style-name="T1">Zapraszamy do współpracy:</text:span></text:p>
      <text:p text:style-name="P7"><text:span text:style-name="T1">Lekarzy medycyny pracy</text:span></text:p>
      <text:p text:style-name="P7"><text:span text:style-name="T1">Psychologów transportu</text:span></text:p>
      <text:p text:style-name="P7"><text:span text:style-name="T1">Ośrodki i przychodnie zdrowia</text:span></text:p>
      <text:p text:style-name="P7"><text:span text:style-name="T1">Przychodnie medycyny pracy</text:span></text:p>
      <text:p text:style-name="P7"><text:span text:style-name="T1">Firmy transportowe</text:span></text:p>
      <text:p text:style-name="P7"><text:span text:style-name="T1">Agencje pracy</text:span></text:p>
      <text:p text:style-name="P7"><text:span text:style-name="T1">Ośrodki szkolenia kierowców</text:span></text:p>
      <text:p text:style-name="P7"><text:span text:style-name="T1">Szkoły bezpiecznej jazdy</text:span></text:p>
      <text:p text:style-name="P7"><text:span text:style-name="T1">Ośrodki doskonalenia techniki jazdy</text:span></text:p>
      <text:p text:style-name="P7"><text:span text:style-name="T1">Szkoły nauki jazdy</text:span></text:p>
      <text:p text:style-name="P7"><text:span text:style-name="T1">Wojewódzkie Ośrodki Ruchu Drogowego</text:span></text:p>
      <text:p text:style-name="P7"><text:span text:style-name="T1">Firmy budowlane</text:span></text:p>
      <text:p text:style-name="P7"><text:span text:style-name="T1">Zakłady górnicze</text:span></text:p>
      <text:p text:style-name="P7"><text:span text:style-name="T1">Firmy zatrudniające kierowców</text:span></text:p>
      <text:p text:style-name="P7"><text:span text:style-name="T1">Firmy wykonujące prace na wysokości</text:span></text:p>
      <text:p text:style-name="P7"><text:span text:style-name="T1">Firmy zatrudniające operatorów</text:span></text:p>
      <text:p text:style-name="P15"/>
      <text:p text:style-name="P7"><text:span text:style-name="T4">Co możesz zyskać?</text:span></text:p>
      <text:p text:style-name="P7"><text:span text:style-name="T4">Szybkie terminy badań bez kolejek</text:span></text:p>
      <text:p text:style-name="P7"><text:span text:style-name="T4">Atrakcyjne rabaty cenowe na badania grupowe</text:span></text:p>
      <text:p text:style-name="P7"><text:span text:style-name="T4">Rozliczenie na fakturze zbiorczej</text:span></text:p>
      <text:p text:style-name="P7"><text:span text:style-name="T4">Możliwość wykonania badań w twojej firmie</text:span></text:p>
      <text:p text:style-name="P7"><text:span text:style-name="T4">Wsparcie merytoryczne dotyczące badań z zakresu psychologii transportu i medycyny pracy</text:span></text:p>
      <text:p text:style-name="P19"/>
      <text:p text:style-name="P16"><text:span text:style-name="T4">Nasza firma otwarta jest na każdy rodzaj współpracy. Szczegóły dotyczące zakresu wsparcia ustalamy indywidualnie z klientem. Na każdym etapie jesteśmy elastyczni, więc w większości przypadków znajdujemy najlepsze formy współpracy. Nasz profesjonalizm potwierdza kilka tysięcy badanych którzy postanowili nam zaufać. Psycholog nawiąże współpracę, pomoże w najtrudniejszych przypadkach i podpowie jak dokonać właściwych decyzji by zmaksymalizować bezpieczeństwo.</text:span></text:p>
      <text:p text:style-name="P20"/>
      <text:p text:style-name="P7"><text:span text:style-name="T1">Wszystkich zainteresowanych zachęcamy do bezpośredniego kontaktu z naszą firmą:</text:span></text:p>
      <text:p text:style-name="P9"/>
      <text:p text:style-name="P7"><text:span text:style-name="T1">Tel: 732 606 732</text:span></text:p>
      <text:p text:style-name="P9"/>
      <text:p text:style-name="P7"><text:span text:style-name="T1">Email: biuro@drivemat.pl</text:span></text:p>
      <text:p text:style-name="P15"><text:soft-page-break/></text:p>
      <text:p text:style-name="P26"><text:span text:style-name="T4">Współpraca - Pracownia Psychologiczna Drivemat - Psycholog transportu</text:span></text:p>
      <text:p text:style-name="P21"/>
      <text:p text:style-name="P37"/>
      <text:p text:style-name="P27"><text:span text:style-name="T5">Słowa klucze do SEO</text:span></text:p>
      <text:p text:style-name="P27"><text:span text:style-name="T5">- badanie psychologiczne</text:span></text:p>
      <text:p text:style-name="P27"><text:span text:style-name="T5">- badania psychologiczne</text:span></text:p>
      <text:p text:style-name="P28"/>
      <text:p text:style-name="P27"/>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l" fo:country="PL" style:letter-kerning="false" style:font-name-asian="F" style:font-size-asian="11pt" style:language-asian="pl" style:country-asian="PL"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false" style:font-name-asian="F" style:font-size-asian="11pt" style:language-asian="pl" style:country-asian="PL"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resc"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agłówek_20_3_20_Znak" style:display-name="Nagłówek 3 Znak"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Nagłówek_20_2_20_Znak" style:display-name="Nagłówek 2 Znak"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font-size="10pt" style:font-size-asian="10pt" style:font-size-complex="10pt"/>
    </style:style>
    <style:style style:name="Temat_20_komentarza_20_Znak" style:display-name="Temat komentarza Znak" style:family="text" style:parent-style-name="Tekst_20_komentarza_20_Znak">
      <style:text-properties fo:font-weight="bold" style:font-weight-asian="bold" style:font-weight-complex="bold"/>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5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6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75"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84"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9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9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0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1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74"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5"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77"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78"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0"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8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8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9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pitch="fixed"/>
      </text:list-level-style-bullet>
      <text:list-level-style-bullet text:level="3" text:style-name="ListLabel_20_19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enovo</meta:initial-creator>
    <meta:editing-cycles>14</meta:editing-cycles>
    <meta:creation-date>2020-08-31T23:58:00</meta:creation-date>
    <dc:date>2020-11-22T16:45:30.574009798</dc:date>
    <meta:editing-duration>P36DT44M21S</meta:editing-duration>
    <meta:generator>LibreOffice/6.4.6.2$Linux_X86_64 LibreOffice_project/40$Build-2</meta:generator>
    <meta:document-statistic meta:table-count="0" meta:image-count="0" meta:object-count="0" meta:page-count="19" meta:paragraph-count="346" meta:word-count="3780" meta:character-count="30051" meta:non-whitespace-character-count="265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